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bd19" officeooo:paragraph-rsid="001bbd19"/>
    </style:style>
    <style:style style:name="P2" style:family="paragraph" style:parent-style-name="Standard">
      <style:text-properties officeooo:rsid="001f15ac" officeooo:paragraph-rsid="001bbd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2 orale:</text:p>
      <text:p text:style-name="P1"/>
      <text:p text:style-name="P2">Code commenté</text:p>
      <text:p text:style-name="P2"/>
      <text:p text:style-name="P2">Organiser en MVC</text:p>
      <text:p text:style-name="P2"/>
      <text:p text:style-name="P2">Patron du conception (Fabrique, Observateur)</text:p>
      <text:p text:style-name="P2">Utilisation du polymorphisme (contenu)</text:p>
      <text:p text:style-name="P2"/>
      <text:p text:style-name="P2">Visibilité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3T12:49:03.254852523</meta:creation-date>
    <dc:date>2021-06-13T12:49:27.791219712</dc:date>
    <meta:editing-duration>PT24S</meta:editing-duration>
    <meta:editing-cycles>1</meta:editing-cycles>
    <meta:document-statistic meta:table-count="0" meta:image-count="0" meta:object-count="0" meta:page-count="1" meta:paragraph-count="6" meta:word-count="18" meta:character-count="137" meta:non-whitespace-character-count="124"/>
    <meta:generator>LibreOffice/6.0.7.3$Linux_X86_64 LibreOffice_project/00m0$Build-3</meta:generator>
  </office:meta>
</office:document-meta>
</file>